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4409in"/>
    </style:style>
    <style:style style:name="co2" style:family="table-column">
      <style:table-column-properties fo:break-before="auto" style:column-width="0.380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3008in"/>
    </style:style>
    <style:style style:name="co5" style:family="table-column">
      <style:table-column-properties fo:break-before="auto" style:column-width="0.1925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2083in"/>
    </style:style>
    <style:style style:name="co8" style:family="table-column">
      <style:table-column-properties fo:break-before="auto" style:column-width="0.2in"/>
    </style:style>
    <style:style style:name="co9" style:family="table-column">
      <style:table-column-properties fo:break-before="auto" style:column-width="0.2618in"/>
    </style:style>
    <style:style style:name="ro1" style:family="table-row">
      <style:table-row-properties style:row-height="3.6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29"/>
    <style:style style:name="ce3" style:family="table-cell" style:parent-style-name="Default" style:data-style-name="N129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/>
      <table:table table:name="letters-16-thinBorders" table:style-name="ta1">
        <office:forms form:automatic-focus="false" form:apply-design-mode="false"/>
        <table:shapes>
          <draw:frame draw:z-index="0" draw:style-name="gr1" draw:text-style-name="P1" svg:width="6.7528in" svg:height="3.5429in" svg:x="0.0504in" svg:y="0.0472in">
            <draw:object draw:notify-on-update-of-ranges="'letters-16-thinBorders'.A3:'letters-16-thinBorders'.A258 'letters-16-thinBorders'.B2:'letters-16-thinBorders'.B2 'letters-16-thinBorders'.B3:'letters-16-thinBorders'.B25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4"/>
        </table:table-row>
        <table:table-row table:style-name="ro2">
          <table:table-cell table:style-name="ce1" office:value-type="string" calcext:value-type="string">
            <text:p>index</text:p>
          </table:table-cell>
          <table:table-cell table:style-name="ce3" office:value-type="string" calcext:value-type="string">
            <text:p>pct</text:p>
          </table:table-cell>
          <table:table-cell table:number-columns-repeated="12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0.237916696769565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0.0014947645870339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0.217114556266676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0.447681993816657" calcext:value-type="float">
            <text:p>0.4</text:p>
          </table:table-cell>
          <table:table-cell table:number-columns-repeated="1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0.149351894987805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0.072620646186731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0.0677626612788708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0.467238497163684" calcext:value-type="float">
            <text:p>0.5</text:p>
          </table:table-cell>
          <table:table-cell table:number-columns-repeated="1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0.033507639492676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0.182734970764896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0.109117814853476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0.24838004887880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0.031639183758884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0.0059790583481356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0.023667105961370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0.01955650334702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0.0014947645870339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0.017688047613234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0.0034877840364124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0.00024912743117231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0.003986038898757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0.040483207565501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0.0021175831649647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0.289112383875476" calcext:value-type="float">
            <text:p>0.3</text:p>
          </table:table-cell>
          <table:table-cell table:number-columns-repeated="12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0.049327231372119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0.0712504453152832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0.0071001317884110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0.02030388564054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0.023667105961370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0.025161870548404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0.0059790583481356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119332039531541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0044842937611017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0722469550399725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015819591879442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0041106026143432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025410997979576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005854494632549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0013702008714477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009217714953375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030019855456264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0074738229351695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027528581144541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00087194600910311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029895291740678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0071001317884110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043223609308397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00062281857793079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028649654584816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026158380273093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00099650972468927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0047334211922740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0038614751831709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0031140928896539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024539051970473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00024912743117231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018559993622337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015819591879442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0027404017428955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020802140502888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00099650972468927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020677576787302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013951136145649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00062281857793079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0021175831649647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0021175831649647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013452881283305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01793717504440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005231676054618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0074738229351695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033881330639435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0018684557337923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0023667105961370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013452881283305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020553013071716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004608857476687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012082680411857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0019930194493785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010587915824823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2.20876380477378" calcext:value-type="float">
            <text:p>2.2</text:p>
          </table:table-cell>
          <table:table-cell table:number-columns-repeated="12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018310866191165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00024912743117231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019930194493785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005231676054618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00087194600910311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00087194600910311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0023667105961370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0054808034857910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0048579849078602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0029895291740678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0078475140819280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018933684769096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011958116696271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010837043255995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01170898926509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00024912743117231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0031140928896539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00012456371558615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010089660962478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00074738229351695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0031140928896539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0023667105961370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0069755680728249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.013079190136546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02578468912633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0.0014947645870339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0.010712479540409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0.0077229503663418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0.00037369114675847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0.018933684769096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0.0080966415131003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0.0019930194493785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0.0031140928896539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0.011335298118340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0.00049825486234463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0.0021175831649647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0.019431939631440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0.017065229035303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0.004608857476687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0.00049825486234463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0.01096160697158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0.0023667105961370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0.0087194600910311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0.0093422786689619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0.017812611328820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0.017812611328820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0.011459861833926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0.0042351663299294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0.0048579849078602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0.027154889997782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0.02030388564054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0.022421468805508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0.0024912743117231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0.00473342119227406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0.0368708598135032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0.0037369114675847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0.010712479540409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0.015196773301511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0.009217714953375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0.00822120522868653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0.00124563715586159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0.010712479540409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0.102142246780651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0.003986038898757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0.158071355078836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0.015196773301511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0.0341304580706077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0.0637766223801137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0.0391130066940541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0.0758593027919711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0.0013702008714477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0.153337933886562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0.422146432121495" calcext:value-type="float">
            <text:p>0.4</text:p>
          </table:table-cell>
          <table:table-cell table:number-columns-repeated="12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0.322495459652567" calcext:value-type="float">
            <text:p>0.3</text:p>
          </table:table-cell>
          <table:table-cell table:number-columns-repeated="12"/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0.069506553297077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0.000373691146758478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0.013577444998891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0.0424762270148804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0.13104102879664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0.0731189010490756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0.186721009663653" calcext:value-type="float">
            <text:p>0.2</text:p>
          </table:table-cell>
          <table:table-cell table:number-columns-repeated="12"/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0.00137020087144775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0.0625309852242521" calcext:value-type="float">
            <text:p>0.1</text:p>
          </table:table-cell>
          <table:table-cell table:number-columns-repeated="12"/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2.66790566042436" calcext:value-type="float">
            <text:p>2.7</text:p>
          </table:table-cell>
          <table:table-cell table:number-columns-repeated="12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.0</text:p>
          </table:table-cell>
          <table:table-cell table:number-columns-repeated="12"/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88.9763602980561" calcext:value-type="float">
            <text:p>89.0</text:p>
          </table:table-cell>
          <table:table-cell table:number-columns-repeated="12"/>
        </table:table-row>
        <table:table-row table:style-name="ro2">
          <table:table-cell/>
          <table:table-cell table:formula="of:=SUM([.$B$3:.$B$258])" office:value-type="float" office:value="100" calcext:value-type="float">
            <text:p>100.0</text:p>
          </table:table-cell>
          <table:table-cell table:number-columns-repeated="12"/>
        </table:table-row>
        <table:table-row table:style-name="ro2" table:number-rows-repeated="1048316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7">00/00/0000</text:date>, <text:time style:data-style-name="N2" text:time-value="13:30:15.8613319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27T16:23:53.864724700</dc:date>
    <meta:editing-duration>PT5H8M46S</meta:editing-duration>
    <meta:editing-cycles>3</meta:editing-cycles>
    <meta:generator>LibreOffice/7.5.3.2$MacOSX_X86_64 LibreOffice_project/9f56dff12ba03b9acd7730a5a481eea045e468f3</meta:generator>
    <meta:document-statistic meta:table-count="1" meta:cell-count="515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85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true" chart:minimum="0.01" chart:maximum="1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53cm" svg:height="9cm" xlink:href=".." xlink:type="simple" chart:class="chart:bar" chart:style-name="ch1">
        <chart:title svg:x="6.041cm" svg:y="0.315cm" chart:style-name="ch2">
          <text:p>Pixel Counts By Percent</text:p>
        </chart:title>
        <chart:legend chart:legend-position="end" svg:x="15.925cm" svg:y="4.202cm" style:legend-expansion="high" chart:style-name="ch3"/>
        <chart:plot-area chart:style-name="ch4" table:cell-range-address="'letters-16-thinBorders'.A2:'letters-16-thinBorders'.B258" chart:data-source-has-labels="both" svg:x="0.178cm" svg:y="1.282cm" svg:width="15.74cm" svg:height="7.001cm">
          <chart:coordinate-region svg:x="1.258cm" svg:y="1.48cm" svg:width="14.66cm" svg:height="5.93cm"/>
          <chart:axis chart:dimension="x" chart:name="primary-x" chart:style-name="ch5" chartooo:axis-type="date">
            <chartooo:date-scale chart:major-interval-value="5" chart:major-interval-unit="days"/>
            <chart:title svg:x="6.802cm" svg:y="8.366cm" chart:style-name="ch6">
              <text:p>GrayScale Value</text:p>
            </chart:title>
            <chart:categories table:cell-range-address="'letters-16-thinBorders'.A3:'letters-16-thinBorders'.A25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letters-16-thinBorders'.B3:'letters-16-thinBorders'.B258" chart:label-cell-address="'letters-16-thinBorders'.B2:'letters-16-thinBorders'.B2" chart:class="chart:bar">
            <chart:data-point chart:repeated="25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ct</text:p>
                <draw:g>
                  <svg:desc>'letters-16-thinBorders'.B2:'letters-16-thinBorders'.B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letters-16-thinBorders'.A3:'letters-16-thinBorders'.A258</svg:desc>
                </draw:g>
              </table:table-cell>
              <table:table-cell office:value-type="float" office:value="0.237916696769565">
                <text:p>0.237916696769565</text:p>
                <draw:g>
                  <svg:desc>'letters-16-thinBorders'.B3:'letters-16-thinBorders'.B25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149476458703391">
                <text:p>0.001494764587033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17114556266676">
                <text:p>0.21711455626667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447681993816657">
                <text:p>0.44768199381665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149351894987805">
                <text:p>0.149351894987805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72620646186731">
                <text:p>0.07262064618673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677626612788708">
                <text:p>0.0677626612788708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467238497163684">
                <text:p>0.46723849716368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0335076394926769">
                <text:p>0.0335076394926769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182734970764896">
                <text:p>0.18273497076489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109117814853476">
                <text:p>0.10911781485347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248380048878802">
                <text:p>0.24838004887880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0316391837588845">
                <text:p>0.031639183758884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00597905834813566">
                <text:p>0.0059790583481356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0236671059613703">
                <text:p>0.023667105961370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019556503347027">
                <text:p>0.01955650334702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0149476458703391">
                <text:p>0.00149476458703391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76880476132346">
                <text:p>0.0176880476132346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00348778403641247">
                <text:p>0.0034877840364124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000249127431172319">
                <text:p>0.000249127431172319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0039860388987571">
                <text:p>0.00398603889875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0404832075655018">
                <text:p>0.040483207565501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00211758316496471">
                <text:p>0.0021175831649647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289112383875476">
                <text:p>0.28911238387547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0493272313721192">
                <text:p>0.049327231372119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0712504453152832">
                <text:p>0.071250445315283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00710013178841109">
                <text:p>0.007100131788411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020303885640544">
                <text:p>0.02030388564054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0236671059613703">
                <text:p>0.023667105961370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0251618705484042">
                <text:p>0.025161870548404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00597905834813566">
                <text:p>0.0059790583481356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19332039531541">
                <text:p>0.11933203953154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00448429376110174">
                <text:p>0.0044842937611017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0722469550399725">
                <text:p>0.0722469550399725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0158195918794423">
                <text:p>0.015819591879442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00411060261434326">
                <text:p>0.0041106026143432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0254109979795765">
                <text:p>0.025410997979576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058544946325495">
                <text:p>0.005854494632549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00137020087144775">
                <text:p>0.0013702008714477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0092177149533758">
                <text:p>0.009217714953375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0300198554562644">
                <text:p>0.0300198554562644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00747382293516957">
                <text:p>0.0074738229351695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0275285811445412">
                <text:p>0.027528581144541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0871946009103116">
                <text:p>0.00087194600910311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0298952917406783">
                <text:p>0.029895291740678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0710013178841109">
                <text:p>0.0071001317884110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0432236093083973">
                <text:p>0.043223609308397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000622818577930797">
                <text:p>0.00062281857793079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286496545848167">
                <text:p>0.028649654584816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0261583802730935">
                <text:p>0.026158380273093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00996509724689276">
                <text:p>0.000996509724689276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0473342119227406">
                <text:p>0.00473342119227406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00386147518317094">
                <text:p>0.0038614751831709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00311409288965399">
                <text:p>0.00311409288965399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0245390519704734">
                <text:p>0.0245390519704734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000249127431172319">
                <text:p>0.000249127431172319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0185599936223378">
                <text:p>0.018559993622337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0158195918794423">
                <text:p>0.01581959187944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00274040174289551">
                <text:p>0.00274040174289551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0208021405028886">
                <text:p>0.020802140502888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000996509724689276">
                <text:p>0.000996509724689276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0206775767873025">
                <text:p>0.0206775767873025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0139511361456499">
                <text:p>0.013951136145649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00622818577930797">
                <text:p>0.00062281857793079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00211758316496471">
                <text:p>0.0021175831649647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00211758316496471">
                <text:p>0.00211758316496471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0134528812833052">
                <text:p>0.0134528812833052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017937175044407">
                <text:p>0.01793717504440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0052316760546187">
                <text:p>0.005231676054618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0747382293516957">
                <text:p>0.0074738229351695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0338813306394354">
                <text:p>0.0338813306394354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00186845573379239">
                <text:p>0.00186845573379239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00236671059613703">
                <text:p>0.00236671059613703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0134528812833052">
                <text:p>0.013452881283305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205530130717163">
                <text:p>0.0205530130717163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0046088574766879">
                <text:p>0.004608857476687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0120826804118575">
                <text:p>0.012082680411857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00199301944937855">
                <text:p>0.0019930194493785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0105879158248236">
                <text:p>0.0105879158248236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2.20876380477378">
                <text:p>2.20876380477378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0183108661911654">
                <text:p>0.0183108661911654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000249127431172319">
                <text:p>0.00024912743117231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0199301944937855">
                <text:p>0.01993019449378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052316760546187">
                <text:p>0.00523167605461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000871946009103116">
                <text:p>0.00087194600910311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000871946009103116">
                <text:p>0.00087194600910311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00236671059613703">
                <text:p>0.0023667105961370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00548080348579102">
                <text:p>0.005480803485791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00485798490786022">
                <text:p>0.004857984907860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0298952917406783">
                <text:p>0.00298952917406783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00784751408192805">
                <text:p>0.00784751408192805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0189336847690962">
                <text:p>0.0189336847690962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0119581166962713">
                <text:p>0.0119581166962713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0108370432559959">
                <text:p>0.0108370432559959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011708989265099">
                <text:p>0.0117089892650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000249127431172319">
                <text:p>0.0002491274311723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00311409288965399">
                <text:p>0.00311409288965399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00124563715586159">
                <text:p>0.000124563715586159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0100896609624789">
                <text:p>0.010089660962478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000747382293516957">
                <text:p>0.00074738229351695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00311409288965399">
                <text:p>0.0031140928896539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00236671059613703">
                <text:p>0.0023667105961370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0697556807282493">
                <text:p>0.0069755680728249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0130791901365467">
                <text:p>0.013079190136546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025784689126335">
                <text:p>0.025784689126335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00149476458703391">
                <text:p>0.00149476458703391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0107124795404097">
                <text:p>0.010712479540409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00772295036634189">
                <text:p>0.00772295036634189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000373691146758478">
                <text:p>0.000373691146758478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0189336847690962">
                <text:p>0.0189336847690962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00809664151310037">
                <text:p>0.008096641513100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00199301944937855">
                <text:p>0.0019930194493785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00311409288965399">
                <text:p>0.0031140928896539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113352981183405">
                <text:p>0.0113352981183405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000498254862344638">
                <text:p>0.00049825486234463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00211758316496471">
                <text:p>0.00211758316496471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194319396314409">
                <text:p>0.019431939631440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0170652290353038">
                <text:p>0.0170652290353038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0046088574766879">
                <text:p>0.004608857476687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00498254862344638">
                <text:p>0.00049825486234463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010961606971582">
                <text:p>0.010961606971582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00236671059613703">
                <text:p>0.00236671059613703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00871946009103116">
                <text:p>0.00871946009103116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00934227866896196">
                <text:p>0.00934227866896196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0178126113288208">
                <text:p>0.0178126113288208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0178126113288208">
                <text:p>0.017812611328820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0114598618339267">
                <text:p>0.0114598618339267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00423516632992942">
                <text:p>0.0042351663299294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00485798490786022">
                <text:p>0.00485798490786022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0271548899977828">
                <text:p>0.0271548899977828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020303885640544">
                <text:p>0.02030388564054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0224214688055087">
                <text:p>0.022421468805508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249127431172319">
                <text:p>0.00249127431172319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00473342119227406">
                <text:p>0.0047334211922740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0368708598135032">
                <text:p>0.0368708598135032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00373691146758478">
                <text:p>0.00373691146758478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0107124795404097">
                <text:p>0.0107124795404097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0151967733015115">
                <text:p>0.015196773301511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0092177149533758">
                <text:p>0.0092177149533758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00822120522868653">
                <text:p>0.00822120522868653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00124563715586159">
                <text:p>0.00124563715586159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107124795404097">
                <text:p>0.0107124795404097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102142246780651">
                <text:p>0.102142246780651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0039860388987571">
                <text:p>0.0039860388987571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158071355078836">
                <text:p>0.158071355078836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0151967733015115">
                <text:p>0.015196773301511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0341304580706077">
                <text:p>0.0341304580706077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637766223801137">
                <text:p>0.0637766223801137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0391130066940541">
                <text:p>0.0391130066940541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0758593027919711">
                <text:p>0.0758593027919711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00137020087144775">
                <text:p>0.0013702008714477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153337933886562">
                <text:p>0.153337933886562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422146432121495">
                <text:p>0.422146432121495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322495459652567">
                <text:p>0.32249545965256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069506553297077">
                <text:p>0.06950655329707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00373691146758478">
                <text:p>0.000373691146758478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0135774449988914">
                <text:p>0.0135774449988914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0424762270148804">
                <text:p>0.0424762270148804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13104102879664">
                <text:p>0.13104102879664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0731189010490756">
                <text:p>0.0731189010490756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186721009663653">
                <text:p>0.186721009663653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00137020087144775">
                <text:p>0.00137020087144775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0625309852242521">
                <text:p>0.0625309852242521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2.66790566042436">
                <text:p>2.6679056604243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88.9763602980561">
                <text:p>88.97636029805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3.2$MacOSX_X86_64 LibreOffice_project/9f56dff12ba03b9acd7730a5a481eea045e468f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